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svg:stroke-linecap="round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75cm" fo:padding-top="0cm" fo:padding-bottom="0cm" fo:padding-left="0cm" fo:padding-right="0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.104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fo:min-height="0.75cm" fo:padding-top="0cm" fo:padding-bottom="0cm" fo:padding-left="0cm" fo:padding-right="0cm"/>
    </style:style>
    <style:style style:name="gr7" style:family="graphic" style:parent-style-name="standard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text-style-name="P1" draw:layer="layout" svg:width="1.999cm" svg:height="0.499cm" svg:x="2.25cm" svg:y="4.5cm" svg:viewBox="0 0 2000 500" draw:points="2000,250 1750,250 1625,0 1375,500 1125,0 875,500 625,0 375,500 250,250 0,250">
          <text:p/>
        </draw:polyline>
        <draw:g>
          <draw:line draw:style-name="gr2" draw:text-style-name="P1" draw:layer="layout" svg:x1="5.25cm" svg:y1="7.75cm" svg:x2="5.25cm" svg:y2="7.25cm">
            <text:p/>
          </draw:line>
          <draw:line draw:style-name="gr3" draw:text-style-name="P1" draw:layer="layout" svg:x1="4.75cm" svg:y1="7.75cm" svg:x2="5.75cm" svg:y2="7.75cm">
            <text:p/>
          </draw:line>
          <draw:line draw:style-name="gr3" draw:text-style-name="P1" draw:layer="layout" svg:x1="5cm" svg:y1="8cm" svg:x2="5.5cm" svg:y2="8cm">
            <text:p/>
          </draw:line>
          <draw:line draw:style-name="gr3" draw:text-style-name="P1" draw:layer="layout" svg:x1="5.13cm" svg:y1="8.25cm" svg:x2="5.38cm" svg:y2="8.25cm">
            <text:p/>
          </draw:line>
        </draw:g>
        <draw:g>
          <draw:line draw:style-name="gr2" draw:text-style-name="P2" draw:layer="layout" svg:x1="5.25cm" svg:y1="5cm" svg:x2="5.25cm" svg:y2="5.875cm">
            <text:p/>
          </draw:line>
          <draw:line draw:style-name="gr2" draw:text-style-name="P2" draw:layer="layout" svg:x1="5.25cm" svg:y1="6.125cm" svg:x2="5.25cm" svg:y2="7cm">
            <text:p/>
          </draw:line>
          <draw:line draw:style-name="gr3" draw:text-style-name="P2" draw:layer="layout" svg:x1="5.5cm" svg:y1="5.875cm" svg:x2="5cm" svg:y2="5.875cm">
            <text:p/>
          </draw:line>
          <draw:line draw:style-name="gr3" draw:text-style-name="P2" draw:layer="layout" svg:x1="5.5cm" svg:y1="6.125cm" svg:x2="5cm" svg:y2="6.125cm">
            <text:p/>
          </draw:line>
        </draw:g>
        <draw:frame draw:style-name="gr4" draw:text-style-name="P3" draw:layer="layout" svg:width="1.25cm" svg:height="1.5cm" svg:x="5.5cm" svg:y="5.25cm">
          <draw:text-box>
            <text:p><text:span text:style-name="T1">10uF</text:span></text:p>
            <text:p><text:span text:style-name="T2">aluminum</text:span></text:p>
          </draw:text-box>
        </draw:frame>
        <draw:custom-shape draw:style-name="gr5" draw:text-style-name="P1" draw:layer="layout" svg:width="0.5cm" svg:height="0.5cm" svg:x="5.75cm" svg:y="4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1.5cm" svg:height="0.5cm" svg:x="2.5cm" svg:y="5.25cm">
          <draw:text-box>
            <text:p><text:span text:style-name="T1">500Ω</text:span></text:p>
          </draw:text-box>
        </draw:frame>
        <draw:line draw:style-name="gr1" draw:text-style-name="P1" draw:layer="layout" svg:x1="4.25cm" svg:y1="4.75cm" svg:x2="5.75cm" svg:y2="4.75cm">
          <text:p/>
        </draw:line>
        <draw:line draw:style-name="gr1" draw:text-style-name="P1" draw:layer="layout" svg:x1="5.25cm" svg:y1="5cm" svg:x2="5.25cm" svg:y2="4.75cm">
          <text:p/>
        </draw:line>
        <draw:line draw:style-name="gr1" draw:text-style-name="P1" draw:layer="layout" svg:x1="5.25cm" svg:y1="7.25cm" svg:x2="5.25cm" svg:y2="6.75cm">
          <text:p/>
        </draw:line>
        <draw:g>
          <draw:circle draw:style-name="gr7" draw:text-style-name="P1" draw:layer="layout" svg:width="1cm" svg:height="1cm" svg:x="0.75cm" svg:y="5.75cm">
            <text:p/>
          </draw:circle>
          <draw:line draw:style-name="gr1" draw:text-style-name="P1" draw:layer="layout" svg:x1="1.25cm" svg:y1="5.25cm" svg:x2="1.25cm" svg:y2="5.75cm">
            <text:p/>
          </draw:line>
          <draw:line draw:style-name="gr1" draw:text-style-name="P1" draw:layer="layout" svg:x1="1.25cm" svg:y1="6.75cm" svg:x2="1.25cm" svg:y2="7.25cm">
            <text:p/>
          </draw:line>
          <draw:g>
            <draw:path draw:style-name="gr1" draw:text-style-name="P1" draw:layer="layout" svg:width="0.249cm" svg:height="0.124cm" svg:x="1cm" svg:y="6.13cm" svg:viewBox="0 0 250 125" svg:d="M0 125c126-281 250 0 250 0">
              <text:p/>
            </draw:path>
            <draw:path draw:style-name="gr1" draw:text-style-name="P1" draw:layer="layout" svg:width="0.249cm" svg:height="0.123cm" svg:x="1.25cm" svg:y="6.255cm" svg:viewBox="0 0 250 124" svg:d="M0 0c125 280 250 0 250 0">
              <text:p/>
            </draw:path>
          </draw:g>
        </draw:g>
        <draw:polyline draw:style-name="gr1" draw:text-style-name="P1" draw:layer="layout" svg:width="1.999cm" svg:height="0.499cm" svg:x="2.25cm" svg:y="0.5cm" svg:viewBox="0 0 2000 500" draw:points="2000,250 1750,250 1625,0 1375,500 1125,0 875,500 625,0 375,500 250,250 0,250">
          <text:p/>
        </draw:polyline>
        <draw:g>
          <draw:line draw:style-name="gr2" draw:text-style-name="P1" draw:layer="layout" svg:x1="5.25cm" svg:y1="3.75cm" svg:x2="5.25cm" svg:y2="3.25cm">
            <text:p/>
          </draw:line>
          <draw:line draw:style-name="gr3" draw:text-style-name="P1" draw:layer="layout" svg:x1="4.75cm" svg:y1="3.75cm" svg:x2="5.75cm" svg:y2="3.75cm">
            <text:p/>
          </draw:line>
          <draw:line draw:style-name="gr3" draw:text-style-name="P1" draw:layer="layout" svg:x1="5cm" svg:y1="4cm" svg:x2="5.5cm" svg:y2="4cm">
            <text:p/>
          </draw:line>
          <draw:line draw:style-name="gr3" draw:text-style-name="P1" draw:layer="layout" svg:x1="5.13cm" svg:y1="4.25cm" svg:x2="5.38cm" svg:y2="4.25cm">
            <text:p/>
          </draw:line>
        </draw:g>
        <draw:g>
          <draw:line draw:style-name="gr2" draw:text-style-name="P2" draw:layer="layout" svg:x1="5.25cm" svg:y1="1cm" svg:x2="5.25cm" svg:y2="1.875cm">
            <text:p/>
          </draw:line>
          <draw:line draw:style-name="gr2" draw:text-style-name="P2" draw:layer="layout" svg:x1="5.25cm" svg:y1="2.125cm" svg:x2="5.25cm" svg:y2="3cm">
            <text:p/>
          </draw:line>
          <draw:line draw:style-name="gr3" draw:text-style-name="P2" draw:layer="layout" svg:x1="5.5cm" svg:y1="1.875cm" svg:x2="5cm" svg:y2="1.875cm">
            <text:p/>
          </draw:line>
          <draw:line draw:style-name="gr3" draw:text-style-name="P2" draw:layer="layout" svg:x1="5.5cm" svg:y1="2.125cm" svg:x2="5cm" svg:y2="2.125cm">
            <text:p/>
          </draw:line>
        </draw:g>
        <draw:frame draw:style-name="gr4" draw:text-style-name="P3" draw:layer="layout" svg:width="1.25cm" svg:height="1.5cm" svg:x="5.5cm" svg:y="1.25cm">
          <draw:text-box>
            <text:p><text:span text:style-name="T1">0.1uF</text:span></text:p>
            <text:p><text:span text:style-name="T2">ceramic</text:span></text:p>
          </draw:text-box>
        </draw:frame>
        <draw:custom-shape draw:style-name="gr5" draw:text-style-name="P1" draw:layer="layout" svg:width="0.5cm" svg:height="0.5cm" svg:x="5.75cm" svg:y="0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1.5cm" svg:height="0.5cm" svg:x="2.5cm" svg:y="1.25cm">
          <draw:text-box>
            <text:p><text:span text:style-name="T1">50kΩ</text:span></text:p>
          </draw:text-box>
        </draw:frame>
        <draw:line draw:style-name="gr1" draw:text-style-name="P1" draw:layer="layout" svg:x1="4.25cm" svg:y1="0.75cm" svg:x2="5.75cm" svg:y2="0.75cm">
          <text:p/>
        </draw:line>
        <draw:line draw:style-name="gr1" draw:text-style-name="P1" draw:layer="layout" svg:x1="5.25cm" svg:y1="1cm" svg:x2="5.25cm" svg:y2="0.75cm">
          <text:p/>
        </draw:line>
        <draw:line draw:style-name="gr1" draw:text-style-name="P1" draw:layer="layout" svg:x1="5.25cm" svg:y1="3.25cm" svg:x2="5.25cm" svg:y2="2.75cm">
          <text:p/>
        </draw:line>
        <draw:polyline draw:style-name="gr1" draw:text-style-name="P1" draw:layer="layout" svg:width="0.999cm" svg:height="4.499cm" svg:x="1.25cm" svg:y="0.75cm" svg:viewBox="0 0 1000 4500" draw:points="0,4500 0,0 1000,0">
          <text:p/>
        </draw:polyline>
        <draw:g>
          <draw:line draw:style-name="gr2" draw:text-style-name="P1" draw:layer="layout" svg:x1="1.25cm" svg:y1="7.75cm" svg:x2="1.25cm" svg:y2="7.25cm">
            <text:p/>
          </draw:line>
          <draw:line draw:style-name="gr3" draw:text-style-name="P1" draw:layer="layout" svg:x1="0.75cm" svg:y1="7.75cm" svg:x2="1.75cm" svg:y2="7.75cm">
            <text:p/>
          </draw:line>
          <draw:line draw:style-name="gr3" draw:text-style-name="P1" draw:layer="layout" svg:x1="1cm" svg:y1="8cm" svg:x2="1.5cm" svg:y2="8cm">
            <text:p/>
          </draw:line>
          <draw:line draw:style-name="gr3" draw:text-style-name="P1" draw:layer="layout" svg:x1="1.13cm" svg:y1="8.25cm" svg:x2="1.38cm" svg:y2="8.25cm">
            <text:p/>
          </draw:line>
        </draw:g>
        <draw:line draw:style-name="gr1" draw:text-style-name="P1" draw:layer="layout" svg:x1="1.25cm" svg:y1="4.75cm" svg:x2="2.25cm" svg:y2="4.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38cm" draw:marker-start-center="false" draw:marker-end-width="0.38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cm" fo:margin-bottom="0.25cm" fo:margin-left="0.25cm" fo:margin-right="0.25cm" fo:page-width="7.5cm" fo:page-height="8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2T01:19:38.49</meta:creation-date>
    <meta:generator>OpenOffice/4.1.1$Win32 OpenOffice.org_project/411m6$Build-9775</meta:generator>
    <dc:date>2015-02-15T14:43:56.93</dc:date>
    <meta:editing-duration>PT2H34M52S</meta:editing-duration>
    <meta:editing-cycles>105</meta:editing-cycles>
    <meta:document-statistic meta:object-count="48"/>
  </office:meta>
</office:document-meta>
</file>